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5.204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3.0929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0000 S dddd ssss 0 * tttt</text:p>
          </table:table-cell>
          <table:table-cell office:value-type="string" calcext:value-type="string">
            <text:p>This can be used as Noop 0 = 0 + 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0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0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0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0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0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0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0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0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0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0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01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0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0010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0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1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1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8" office:value-type="string" calcext:value-type="string">
            <text:p>00 00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8" office:value-type="string" calcext:value-type="string">
            <text:p>00 00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not $d, $s</text:p>
          </table:table-cell>
          <table:table-cell office:value-type="string" calcext:value-type="string">
            <text:p>$d = ~$s</text:p>
          </table:table-cell>
          <table:table-cell office:value-type="string" calcext:value-type="string">
            <text:p>00 1011 S dddd ----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i</text:p>
          </table:table-cell>
          <table:table-cell office:value-type="string" calcext:value-type="string">
            <text:p>not $d, #imm</text:p>
          </table:table-cell>
          <table:table-cell office:value-type="string" calcext:value-type="string">
            <text:p>$d = ~imm</text:p>
          </table:table-cell>
          <table:table-cell office:value-type="string" calcext:value-type="string">
            <text:p>00 1011 S dddd ----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3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0 * dddd</text:p>
          </table:table-cell>
          <table:table-cell office:value-type="string" calcext:value-type="string">
            <text:p>All jumps are absolut when using a register</text:p>
          </table:table-cell>
          <table:table-cell table:number-columns-repeated="1018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1 imm</text:p>
          </table:table-cell>
          <table:table-cell office:value-type="string" calcext:value-type="string">
            <text:p>All jumps are relative when using an immediat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 10001 op2</text:p>
          </table:table-cell>
          <table:table-cell office:value-type="string" calcext:value-type="string">
            <text:p>puts PC into $15 and jumps to label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11 0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11 0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1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11 001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11 001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11 001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1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1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11 01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11 0101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010 dddd -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011 0100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011 0100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011 0101 0 * ddd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01 10010 - <text:s text:c="2"/>imm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/00/0000</text:date>, <text:time style:data-style-name="N2" text:time-value="0000-00-00T18:17:46.932532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2T11:10:31.144624511</dc:date>
    <meta:editing-duration>P1DT18H47M25S</meta:editing-duration>
    <meta:editing-cycles>35</meta:editing-cycles>
    <meta:generator>LibreOffice/4.1.4.2$Linux_X86_64 LibreOffice_project/410$Build-2</meta:generator>
    <meta:document-statistic meta:table-count="1" meta:cell-count="233" meta:object-count="0"/>
  </office:meta>
</office:document-meta>
</file>